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9.001cm" table:align="margins" style:writing-mode="lr-tb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Обычный_20__28_веб_29_">
      <style:paragraph-properties fo:margin-top="0cm" fo:margin-bottom="0cm"/>
    </style:style>
    <style:style style:name="P2" style:family="paragraph" style:parent-style-name="Table_20_Contents">
      <style:paragraph-properties fo:margin-top="0cm" fo:margin-bottom="0cm" fo:text-align="center" style:justify-single-word="false"/>
    </style:style>
    <style:style style:name="P3" style:family="paragraph" style:parent-style-name="Обычный_20__28_веб_29_">
      <style:paragraph-properties fo:margin-top="0cm" fo:margin-bottom="0cm" fo:orphans="2" fo:widows="2" style:writing-mode="lr-tb"/>
    </style:style>
    <style:style style:name="P4" style:family="paragraph" style:parent-style-name="Обычный_20__28_веб_29_">
      <style:paragraph-properties fo:margin-top="0cm" fo:margin-bottom="0cm" fo:orphans="2" fo:widows="2" style:writing-mode="lr-tb"/>
      <style:text-properties fo:color="#000000" style:font-name="Times New Roman" fo:font-size="12pt" fo:language="ru" fo:country="RU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" style:family="paragraph" style:parent-style-name="Обычный_20__28_веб_29_">
      <style:paragraph-properties fo:margin-top="0cm" fo:margin-bottom="0cm" fo:orphans="2" fo:widows="2" style:writing-mode="lr-tb"/>
      <style:text-properties fo:color="#800080" style:font-name="Courier" fo:font-size="12pt" fo:language="ru" fo:country="RU" fo:font-weight="bold" style:font-name-asian="Times New Roman" style:font-size-asian="12pt" style:font-weight-asian="bold" style:font-name-complex="Courier" style:font-size-complex="12pt" style:language-complex="ar" style:country-complex="SA" style:font-weight-complex="bold"/>
    </style:style>
    <style:style style:name="P6" style:family="paragraph" style:parent-style-name="Обычный_20__28_веб_29_">
      <style:text-properties fo:color="#800080" style:font-name="Courier" fo:font-weight="bold" style:font-weight-asian="bold" style:font-name-complex="Courier" style:font-weight-complex="bold"/>
    </style:style>
    <style:style style:name="P7" style:family="paragraph" style:parent-style-name="Обычный_20__28_веб_29_">
      <style:paragraph-properties fo:orphans="2" fo:widows="2" style:writing-mode="lr-tb"/>
    </style:style>
    <style:style style:name="P8" style:family="paragraph" style:parent-style-name="Text_20_body">
      <style:paragraph-properties fo:text-align="center" style:justify-single-word="false"/>
      <style:text-properties fo:color="#ff8080" style:font-name="Arial" fo:language="ru" fo:country="RU" fo:font-weight="bold" style:font-weight-asian="bold" style:font-name-complex="Arial" style:font-weight-complex="bold"/>
    </style:style>
    <style:style style:name="P9" style:family="paragraph" style:parent-style-name="Heading_20_1" style:master-page-name="Standard">
      <style:paragraph-properties fo:margin-top="0cm" fo:margin-bottom="0.494cm" fo:text-align="center" style:justify-single-word="false" style:page-number="auto"/>
      <style:text-properties fo:color="#ff8080" style:font-name="Arial" style:font-name-complex="Arial"/>
    </style:style>
    <style:style style:name="P10" style:family="paragraph" style:parent-style-name="Heading_20_2">
      <style:paragraph-properties fo:text-align="center" style:justify-single-word="false"/>
      <style:text-properties fo:color="#ff8080" style:font-name="Arial" style:font-name-complex="Arial"/>
    </style:style>
    <style:style style:name="P11" style:family="paragraph" style:parent-style-name="Heading_20_2">
      <style:paragraph-properties fo:text-align="center" style:justify-single-word="false"/>
      <style:text-properties fo:color="#ff8080" style:font-name="Arial" fo:font-weight="bold" style:font-weight-asian="bold" style:font-name-complex="Arial" style:font-weight-complex="bold"/>
    </style:style>
    <style:style style:name="P12" style:family="paragraph">
      <style:paragraph-properties style:writing-mode="lr-tb"/>
    </style:style>
    <style:style style:name="T1" style:family="text">
      <style:text-properties fo:color="#800080" style:font-name="Courier" fo:font-weight="bold" style:font-weight-asian="bold" style:font-name-complex="Courier" style:font-weight-complex="bold"/>
    </style:style>
    <style:style style:name="T2" style:family="text">
      <style:text-properties fo:color="#800080" style:font-name="Courier" style:font-name-complex="Courier"/>
    </style:style>
    <style:style style:name="T3" style:family="text">
      <style:text-properties fo:color="#800080" style:font-name="Courier" fo:language="en" fo:country="US" style:font-name-complex="Courier"/>
    </style:style>
    <style:style style:name="T4" style:family="text">
      <style:text-properties fo:color="#800080" style:font-name="Courier" fo:language="en" fo:country="US" fo:font-weight="bold" style:font-weight-asian="bold" style:font-name-complex="Courier" style:font-weight-complex="bold"/>
    </style:style>
    <style:style style:name="T5" style:family="text">
      <style:text-properties fo:color="#800080" style:font-name="Courier" fo:font-size="12pt" fo:language="ru" fo:country="RU" fo:font-weight="bold" style:font-name-asian="Times New Roman" style:font-size-asian="12pt" style:font-weight-asian="bold" style:font-name-complex="Courier" style:font-size-complex="12pt" style:language-complex="ar" style:country-complex="SA" style:font-weight-complex="bold"/>
    </style:style>
    <style:style style:name="T6" style:family="text">
      <style:text-properties fo:color="#800080" style:font-name="Courier" fo:font-size="12pt" fo:language="ru" fo:country="RU" style:font-name-asian="Times New Roman" style:font-size-asian="12pt" style:font-name-complex="Courier" style:font-size-complex="12pt" style:language-complex="ar" style:country-complex="SA"/>
    </style:style>
    <style:style style:name="T7" style:family="text">
      <style:text-properties fo:color="#800080" style:font-name="Courier" fo:font-size="12pt" fo:language="ru" fo:country="RU" fo:font-weight="normal" style:font-name-asian="Times New Roman" style:font-size-asian="12pt" style:font-weight-asian="normal" style:font-name-complex="Courier" style:font-size-complex="12pt" style:language-complex="ar" style:country-complex="SA" style:font-weight-complex="normal"/>
    </style:style>
    <style:style style:name="T8" style:family="text">
      <style:text-properties fo:color="#808000" style:font-name="Courier" fo:font-weight="bold" style:font-weight-asian="bold" style:font-name-complex="Courier" style:font-weight-complex="bold"/>
    </style:style>
    <style:style style:name="T9" style:family="text">
      <style:text-properties fo:color="#808000" style:font-name="Courier" fo:language="en" fo:country="US" fo:font-weight="bold" style:font-weight-asian="bold" style:font-name-complex="Courier" style:font-weight-complex="bold"/>
    </style:style>
    <style:style style:name="T10" style:family="text">
      <style:text-properties fo:color="#808000" style:font-name="Courier" fo:font-size="12pt" fo:language="en" fo:country="US" fo:font-weight="bold" style:font-name-asian="Times New Roman" style:font-size-asian="12pt" style:font-weight-asian="bold" style:font-name-complex="Courier" style:font-size-complex="12pt" style:language-complex="ar" style:country-complex="SA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fo:color="#000000" style:font-name="Times New Roman" fo:font-size="12pt" fo:language="ru" fo:country="RU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gr1" style:family="graphic">
      <style:graphic-properties draw:stroke="none" draw:fill="solid" draw:fill-color="#a6a6a6" draw:textarea-horizontal-align="left" draw:textarea-vertical-align="top" draw:auto-grow-height="false" fo:padding-top="0.229cm" fo:padding-bottom="0.229cm" fo:padding-left="0.441cm" fo:padding-right="0.441cm" fo:wrap-option="wrap" draw:shadow="hidden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unit u<text:span text:style-name="T11">office</text:span>dll.pas v.0,<text:span text:style-name="T11">7</text:span> Beta <text:span text:style-name="T11">14</text:span>/<text:span text:style-name="T11">12</text:span>/20<text:span text:style-name="T11">11</text:span></text:h>
      <text:p text:style-name="Standard"><draw:custom-shape text:anchor-type="as-char" draw:z-index="0" draw:style-name="gr1" draw:text-style-name="P12" svg:width="17.001cm" svg:height="0.054cm"><text:p/><draw:enhanced-geometry svg:viewBox="0 0 21600 21600" draw:type="rectangle" draw:enhanced-path="M 0 0 L 21600 0 21600 21600 0 21600 0 0 Z N"/></draw:custom-shape></text:p>
      <text:p text:style-name="Обычный_20__28_веб_29_">Динамическая библиотека для автоматизации создания отчётов в M$ Word XP/2003 в Delphi/Lazarus. Для использования необходимо в проект подключить модуль u<text:span text:style-name="T11">office</text:span>dll.pas (в Lazarus также необходимо подключить модуль Variants и модуль ComObj). </text:p>
      <text:h text:style-name="P10" text:outline-level="2">Описание функций для работы с M$ Word</text:h>
      <text:p text:style-name="Обычный_20__28_веб_29_"><text:bookmark-start text:name="centimeterstopoints"/><text:span text:style-name="T1">function</text:span><text:bookmark-end text:name="centimeterstopoints"/><text:span text:style-name="T2"> </text:span><text:span text:style-name="T8">CentimetersToPoints</text:span><text:span text:style-name="T2">( cm: </text:span><text:span text:style-name="T1">Real</text:span><text:span text:style-name="T2"> ): </text:span><text:span text:style-name="T1">Real</text:span><text:span text:style-name="T2">;</text:span><text:line-break/>Переводит сантиметры в точки </text:p>
      <text:p text:style-name="Обычный_20__28_веб_29_"><text:bookmark-start text:name="newdocument"/><text:span text:style-name="T1">procedure</text:span><text:bookmark-end text:name="newdocument"/><text:span text:style-name="T2"> </text:span><text:span text:style-name="T8">NewDocument</text:span><text:span text:style-name="T2">( </text:span><text:span text:style-name="T1">var</text:span><text:span text:style-name="T2"> Wrd: </text:span><text:span text:style-name="T1">Variant</text:span><text:span text:style-name="T2">; visible: </text:span><text:span text:style-name="T1">Boolean</text:span><text:span text:style-name="T2"> );</text:span><text:line-break/>Создает новый документ. Параметр visible указывает, будет ли отображаться окно Word'а на экране </text:p>
      <text:p text:style-name="Обычный_20__28_веб_29_"><text:bookmark-start text:name="pagemargins"/><text:span text:style-name="T1">procedure</text:span><text:bookmark-end text:name="pagemargins"/><text:span text:style-name="T2"> </text:span><text:span text:style-name="T8">PageMargins</text:span><text:span text:style-name="T2">( l, r, t, b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поля страницы </text:p>
      <text:p text:style-name="Обычный_20__28_веб_29_"><text:bookmark-start text:name="pageorientation"/><text:span text:style-name="T1">procedure</text:span><text:bookmark-end text:name="pageorientation"/><text:span text:style-name="T2"> </text:span><text:span text:style-name="T8">PageOrientation</text:span><text:span text:style-name="T2">( orientation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альбомную/книжную ориентацию страницы. wdOrientPortrait = 0; //книжна wdOrientLandscape = 1; //альбомна </text:p>
      <text:p text:style-name="Обычный_20__28_веб_29_"><text:bookmark-start text:name="hfdistance"/><text:span text:style-name="T1">procedure</text:span><text:bookmark-end text:name="hfdistance"/><text:span text:style-name="T2"> </text:span><text:span text:style-name="T8">HFDistance</text:span><text:span text:style-name="T2">( h, f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отступы для верхнего и нижнего колонтитулов </text:p>
      <text:p text:style-name="Обычный_20__28_веб_29_"><text:bookmark-start text:name="pagesize"/><text:span text:style-name="T1">Procedure</text:span><text:bookmark-end text:name="pagesize"/><text:span text:style-name="T2"> </text:span><text:span text:style-name="T8">PageSize</text:span><text:span text:style-name="T2">( w, h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размер страницы в сантиметрах. Для А4 w=29.7, h=21 </text:p>
      <text:p text:style-name="Обычный_20__28_веб_29_"><text:bookmark-start text:name="setonpage"/><text:span text:style-name="T1">procedure</text:span><text:bookmark-end text:name="setonpage"/><text:span text:style-name="T2"> </text:span><text:span text:style-name="T8">SetOnPage</text:span><text:span text:style-name="T2">( style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количество и размещение листов на странице. wdNormalPage = 0; //1 к 1 - стандартно wdTwoOnOne = 1; //2 стор. на 1 wdBookFold = 2; //брошюра </text:p>
      <text:p text:style-name="Обычный_20__28_веб_29_"><text:bookmark-start text:name="pagealign"/><text:span text:style-name="T1">procedure</text:span><text:bookmark-end text:name="pagealign"/><text:span text:style-name="T2"> </text:span><text:span text:style-name="T8">PageAlign</text:span><text:span text:style-name="T2">( align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вертикальное выравнивание текста на странице. wdAlignVerticalTop = 0; //по верхнему краю wdAlignVerticalCenter = 1; //по центру wdAlignVerticalJustify = 2; //разтянуть по висоте wdAlignVerticalBottom = 3; //по нижнему краю </text:p>
      <text:p text:style-name="Обычный_20__28_веб_29_"><text:bookmark-start text:name="newpage"/><text:span text:style-name="T1">procedure</text:span><text:bookmark-end text:name="newpage"/><text:span text:style-name="T2"> </text:span><text:span text:style-name="T8">NewPage</text:span><text:span text:style-name="T2">( wrd: </text:span><text:span text:style-name="T1">Variant</text:span><text:span text:style-name="T2"> );</text:span><text:line-break/>Вставить разрыв страницы в документ </text:p>
      <text:p text:style-name="Обычный_20__28_веб_29_"><text:bookmark-start text:name="fontname"/><text:span text:style-name="T1">procedure</text:span><text:bookmark-end text:name="fontname"/><text:span text:style-name="T2"> </text:span><text:span text:style-name="T8">FontName</text:span><text:span text:style-name="T2">( name: ShortString; </text:span><text:span text:style-name="T1">var</text:span><text:span text:style-name="T2"> wrd: </text:span><text:span text:style-name="T1">Variant</text:span><text:span text:style-name="T2"> );</text:span><text:line-break/>Устанавливает название шрифта (напр. 'Courier New') </text:p>
      <text:p text:style-name="Обычный_20__28_веб_29_"><text:bookmark-start text:name="fontsize"/><text:span text:style-name="T1">procedure</text:span><text:bookmark-end text:name="fontsize"/><text:span text:style-name="T2"> </text:span><text:span text:style-name="T8">FontSize</text:span><text:span text:style-name="T2">( sz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размер для текущего шрифта </text:p>
      <text:p text:style-name="Обычный_20__28_веб_29_"><text:bookmark-start text:name="fontbold"/><text:span text:style-name="T1">procedure</text:span><text:bookmark-end text:name="fontbold"/><text:span text:style-name="T2"> </text:span><text:span text:style-name="T8">FontBold</text:span><text:span text:style-name="T2">( Bold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жирность для текущего шрифта </text:p>
      <text:p text:style-name="Обычный_20__28_веб_29_"><text:bookmark-start text:name="fontitalic"/><text:span text:style-name="T1">procedure</text:span><text:bookmark-end text:name="fontitalic"/><text:span text:style-name="T2"> </text:span><text:span text:style-name="T8">FontItalic</text:span><text:span text:style-name="T2">( Italic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курсив для текущего шрифта </text:p>
      <text:p text:style-name="Обычный_20__28_веб_29_"><text:bookmark-start text:name="fontunderlined"/><text:span text:style-name="T1">procedure</text:span><text:bookmark-end text:name="fontunderlined"/><text:span text:style-name="T2"> </text:span><text:span text:style-name="T8">FontUnderlined</text:span><text:span text:style-name="T2">( underlined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подчеркивание для текущего шрифта </text:p>
      <text:p text:style-name="Обычный_20__28_веб_29_"><text:bookmark-start text:name="fontshadowed"/><text:soft-page-break/><text:span text:style-name="T1">procedure</text:span><text:bookmark-end text:name="fontshadowed"/><text:span text:style-name="T2"> </text:span><text:span text:style-name="T8">FontShadowed</text:span><text:span text:style-name="T2">( Shadowed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тень для текущего шрифта </text:p>
      <text:p text:style-name="Обычный_20__28_веб_29_"><text:bookmark-start text:name="fontcolor"/><text:span text:style-name="T1">procedure</text:span><text:bookmark-end text:name="fontcolor"/><text:span text:style-name="T2"> </text:span><text:span text:style-name="T8">FontColor</text:span><text:span text:style-name="T2">( Color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цвет для текущего шрифта wdAuto = 0; wdBlack = 1; wdBlue = 2; wdTurquoise = 3; wdBrightGreen = 4; wdPink = 5; wdRed = 6; wdYellow = 7; wdWhite = 8; wdDarkBlue = 9; wdTeal = 10; wdGreen = 11; wdViolet = 12; wdDarkRed = 13; wdDarkYellow = 14; wdGray50 = 15; wdGray25 = 16; wdByAuthor = -1; wdNoHighlight = 0; </text:p>
      <text:p text:style-name="Обычный_20__28_веб_29_"><text:bookmark-start text:name="fontsuperscript"/><text:span text:style-name="T1">procedure</text:span><text:bookmark-end text:name="fontsuperscript"/><text:span text:style-name="T2"> </text:span><text:span text:style-name="T8">FontSuperScript</text:span><text:span text:style-name="T2">( super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верхние индексы </text:p>
      <text:p text:style-name="Обычный_20__28_веб_29_"><text:bookmark-start text:name="fontsubscript"/><text:span text:style-name="T1">procedure</text:span><text:bookmark-end text:name="fontsubscript"/><text:span text:style-name="T2"> </text:span><text:span text:style-name="T8">FontSubScript</text:span><text:span text:style-name="T2">( sub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нижние индексы </text:p>
      <text:p text:style-name="Обычный_20__28_веб_29_"><text:bookmark-start text:name="fontspacing"/><text:span text:style-name="T1">procedure</text:span><text:bookmark-end text:name="fontspacing"/><text:span text:style-name="T2"> </text:span><text:span text:style-name="T8">FontSpacing</text:span><text:span text:style-name="T2">( spacing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межсимвольный интервал: 1, 1.5 и т.д. </text:p>
      <text:p text:style-name="Обычный_20__28_веб_29_"><text:bookmark-start text:name="fontscaling"/><text:span text:style-name="T1">procedure</text:span><text:bookmark-end text:name="fontscaling"/><text:span text:style-name="T2"> </text:span><text:span text:style-name="T8">FontScaling</text:span><text:span text:style-name="T2">( scaling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ливает масштаб для текущего шрифта в % </text:p>
      <text:p text:style-name="Обычный_20__28_веб_29_"><text:bookmark-start text:name="fontposition"/><text:span text:style-name="T1">procedure</text:span><text:bookmark-end text:name="fontposition"/><text:span text:style-name="T2"> </text:span><text:span text:style-name="T8">FontPosition</text:span><text:span text:style-name="T2">( position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смещение текста вверх (положительные значения) или вниз (отрицалельные значения) в пт </text:p>
      <text:p text:style-name="Обычный_20__28_веб_29_"><text:bookmark-start text:name="addtext"/><text:span text:style-name="T1">procedure</text:span><text:bookmark-end text:name="addtext"/><text:span text:style-name="T2"> </text:span><text:span text:style-name="T8">AddText</text:span><text:span text:style-name="T2">( s: </text:span><text:span text:style-name="T1">ShortString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строку </text:p>
      <text:p text:style-name="Обычный_20__28_веб_29_"><text:bookmark-start text:name="addparagraph"/><text:span text:style-name="T1">procedure</text:span><text:bookmark-end text:name="addparagraph"/><text:span text:style-name="T2"> </text:span><text:span text:style-name="T8">AddParagraph</text:span><text:span text:style-name="T2">( </text:span><text:span text:style-name="T1">var</text:span><text:span text:style-name="T2"> wrd: </text:span><text:span text:style-name="T1">Variant</text:span><text:span text:style-name="T2"> );</text:span><text:line-break/>Начать новый абзац </text:p>
      <text:p text:style-name="Обычный_20__28_веб_29_"><text:bookmark-start text:name="paragraphalign"/><text:span text:style-name="T1">procedure</text:span><text:bookmark-end text:name="paragraphalign"/><text:span text:style-name="T2"> </text:span><text:span text:style-name="T8">ParagraphAlign</text:span><text:span text:style-name="T2">( align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выравнивание абзаца по ширине wdAlignParagraphLeft = 0; wdAlignParagraphCenter = 1; wdAlignParagraphRight = 2; wdAlignParagraphJustify = 3; </text:p>
      <text:p text:style-name="Обычный_20__28_веб_29_"><text:bookmark-start text:name="paragraphlinespace"/><text:span text:style-name="T1">procedure</text:span><text:bookmark-end text:name="paragraphlinespace"/><text:span text:style-name="T2"> </text:span><text:span text:style-name="T8">ParagraphLineSpace</text:span><text:span text:style-name="T2">( space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междустрочный интервал: wdLineSpaceSingle = 0; wdLineSpace1pt5 = 1; wdLineSpaceDouble = 2; wdLineSpaceAtLeast = 3; wdLineSpaceExactly = 4; wdLineSpaceMultiple = 5; </text:p>
      <text:p text:style-name="Обычный_20__28_веб_29_"><text:bookmark-start text:name="paragraphindents"/><text:span text:style-name="T1">procedure</text:span><text:bookmark-end text:name="paragraphindents"/><text:span text:style-name="T2"> </text:span><text:span text:style-name="T8">ParagraphIndents</text:span><text:span text:style-name="T2">( l, r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отступы абзаца слева и справа (в см) </text:p>
      <text:p text:style-name="Обычный_20__28_веб_29_"><text:bookmark-start text:name="paragraphspaces"/><text:span text:style-name="T1">procedure</text:span><text:bookmark-end text:name="paragraphspaces"/><text:span text:style-name="T2"> </text:span><text:span text:style-name="T8">ParagraphSpaces</text:span><text:span text:style-name="T2">( top, bottom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отступы абзаца сверху и снизу </text:p>
      <text:p text:style-name="Обычный_20__28_веб_29_"><text:bookmark-start text:name="paragraphfirstline"/><text:span text:style-name="T1">Procedure</text:span><text:bookmark-end text:name="paragraphfirstline"/><text:span text:style-name="T2"> </text:span><text:span text:style-name="T8">ParagraphFirstLine</text:span><text:span text:style-name="T2">( indent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отступ первой строки абзаца (в см) </text:p>
      <text:p text:style-name="Обычный_20__28_веб_29_"><text:bookmark-start text:name="addtabposition"/><text:span text:style-name="T1">procedure</text:span><text:bookmark-end text:name="addtabposition"/><text:span text:style-name="T2"> </text:span><text:span text:style-name="T8">AddTabPosition</text:span><text:span text:style-name="T2">( pos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позицию табуляции в pos см </text:p>
      <text:p text:style-name="Обычный_20__28_веб_29_"><text:bookmark-start text:name="defaulttabpos"/><text:span text:style-name="T1">procedure</text:span><text:bookmark-end text:name="defaulttabpos"/><text:span text:style-name="T2"> </text:span><text:span text:style-name="T8">DefaultTabPos</text:span><text:span text:style-name="T2">( pos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позицию табуляции по умолчанию в pos см </text:p>
      <text:p text:style-name="Обычный_20__28_веб_29_"><text:bookmark-start text:name="clearalltabs"/><text:span text:style-name="T1">procedure</text:span><text:bookmark-end text:name="clearalltabs"/><text:span text:style-name="T2"> </text:span><text:span text:style-name="T8">ClearAllTabs</text:span><text:span text:style-name="T2">( </text:span><text:span text:style-name="T1">var</text:span><text:span text:style-name="T2"> wrd: </text:span><text:span text:style-name="T1">Variant</text:span><text:span text:style-name="T2"> );</text:span><text:line-break/>Очистить все позиции табуляции </text:p>
      <text:p text:style-name="Обычный_20__28_веб_29_"><text:bookmark-start text:name="createtable"/><text:soft-page-break/><text:span text:style-name="T1">procedure</text:span><text:bookmark-end text:name="createtable"/><text:span text:style-name="T2"> </text:span><text:span text:style-name="T8">CreateTable</text:span><text:span text:style-name="T2">( Col, Row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Создать таблицу с атрибутами по умолчанию </text:p>
      <text:p text:style-name="P1"><text:bookmark-start text:name="createtable1"/><text:span text:style-name="T1">procedure</text:span><text:bookmark-end text:name="createtable1"/><text:span text:style-name="T2"> </text:span><text:span text:style-name="T8">CreateTableEx</text:span><text:span text:style-name="T2">( Col,Row : </text:span><text:span text:style-name="T1">Integer</text:span><text:span text:style-name="T2">; DefaultTableBehavior,<text:line-break/><text:tab/><text:tab/><text:tab/><text:tab/> AutoFitBehavior : </text:span><text:span text:style-name="T1">Integer</text:span><text:span text:style-name="T2">; </text:span><text:span text:style-name="T1">var</text:span><text:span text:style-name="T2"> wrd : </text:span><text:span text:style-name="T1">Variant</text:span><text:span text:style-name="T2"> );</text:span><text:line-break/>Создать таблицу с расширенными параметрами. Допустимые значения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DefaultTableBehavior:</text:p>
            <text:p text:style-name="P1"><text:s text:c="2"/>wdWord8TableBehavior = 0;</text:p>
            <text:p text:style-name="P1"><text:s text:c="2"/>wdWord9TableBehavior = 1;</text:p>
          </table:table-cell>
          <table:table-cell table:style-name="Таблица1.A1" office:value-type="string">
            <text:p text:style-name="P2">AutoFitBehavior:</text:p>
            <text:p text:style-name="P1"><text:s text:c="2"/>wdAutoFitFixed = 0;</text:p>
            <text:p text:style-name="P1"><text:s text:c="2"/>wdAutoFitContent = 1;</text:p>
            <text:p text:style-name="P1"><text:s text:c="2"/>wdAutoFitWindow = 2;</text:p>
          </table:table-cell>
        </table:table-row>
      </table:table>
      <text:p text:style-name="P1"/>
      <text:p text:style-name="Обычный_20__28_веб_29_"><text:bookmark-start text:name="setcolwidth"/><text:span text:style-name="T1">Procedure</text:span><text:bookmark-end text:name="setcolwidth"/><text:span text:style-name="T2"> </text:span><text:span text:style-name="T8">SetColWidth</text:span><text:span text:style-name="T2">( wid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ширину текущего столбца в таблице. Использовать после вызова <text:a xlink:type="simple" xlink:href="#addtext"><text:span text:style-name="Internet_20_link">AddText</text:span></text:a>(), иначе значение игнорируется </text:p>
      <text:p text:style-name="Обычный_20__28_веб_29_"><text:bookmark-start text:name="setrowheight"/><text:span text:style-name="T1">Procedure</text:span><text:bookmark-end text:name="setrowheight"/><text:span text:style-name="T2"> </text:span><text:span text:style-name="T8">SetRowHeight</text:span><text:span text:style-name="T2">( h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высоту текущей строки в таблице. </text:p>
      <text:p text:style-name="Обычный_20__28_веб_29_"><text:bookmark-start text:name="gotoright"/><text:span text:style-name="T1">procedure</text:span><text:bookmark-end text:name="gotoright"/><text:span text:style-name="T2"> </text:span><text:span text:style-name="T8">GotoRight</text:span><text:span text:style-name="T2">( cell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cells ячеек вправо. Если таблица закончилась, вставляет новую строку </text:p>
      <text:p text:style-name="Обычный_20__28_веб_29_"><text:bookmark-start text:name="gotoleft"/><text:span text:style-name="T1">procedure</text:span><text:bookmark-end text:name="gotoleft"/><text:span text:style-name="T2"> </text:span><text:span text:style-name="T8">GotoLeft</text:span><text:span text:style-name="T2">( cell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cells ячеек влево. </text:p>
      <text:p text:style-name="Обычный_20__28_веб_29_"><text:bookmark-start text:name="gotoup"/><text:span text:style-name="T1">procedure</text:span><text:bookmark-end text:name="gotoup"/><text:span text:style-name="T2"> </text:span><text:span text:style-name="T8">GotoUp</text:span><text:span text:style-name="T2">( line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lines строк вверх </text:p>
      <text:p text:style-name="Обычный_20__28_веб_29_"><text:bookmark-start text:name="gotodown"/><text:span text:style-name="T1">procedure</text:span><text:bookmark-end text:name="gotodown"/><text:span text:style-name="T2"> </text:span><text:span text:style-name="T8">GotoDown</text:span><text:span text:style-name="T2">( line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lines строк вниз. </text:p>
      <text:p text:style-name="Обычный_20__28_веб_29_"><text:bookmark-start text:name="mergecellsr"/><text:span text:style-name="T1">Procedure</text:span><text:bookmark-end text:name="mergecellsr"/><text:span text:style-name="T2"> </text:span><text:span text:style-name="T8">MergeCellsR</text:span><text:span text:style-name="T2">( count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Обьединить указанные ячейки вправо. Курсор должен находиться в первой из них </text:p>
      <text:p text:style-name="Обычный_20__28_веб_29_"><text:bookmark-start text:name="mergecellsd"/><text:span text:style-name="T1">Procedure</text:span><text:bookmark-end text:name="mergecellsd"/><text:span text:style-name="T2"> </text:span><text:span text:style-name="T8">MergeCellsD</text:span><text:span text:style-name="T2">( count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Обьединить указанные ячейки вниз. Курсор должен находиться в первой из них </text:p>
      <text:p text:style-name="Обычный_20__28_веб_29_"><text:bookmark-start text:name="deleterow"/><text:span text:style-name="T1">procedure</text:span><text:bookmark-end text:name="deleterow"/><text:span text:style-name="T2"> </text:span><text:span text:style-name="T8">DeleteRow</text:span><text:span text:style-name="T2">( </text:span><text:span text:style-name="T1">var</text:span><text:span text:style-name="T2"> Wrd: </text:span><text:span text:style-name="T1">Variant</text:span><text:span text:style-name="T2"> );</text:span><text:line-break/>Удалить текущую строку таблицы </text:p>
      <text:p text:style-name="Обычный_20__28_веб_29_"><text:bookmark-start text:name="deletecol"/><text:span text:style-name="T1">procedure</text:span><text:bookmark-end text:name="deletecol"/><text:span text:style-name="T2"> </text:span><text:span text:style-name="T8">DeleteCol</text:span><text:span text:style-name="T2">( </text:span><text:span text:style-name="T1">var</text:span><text:span text:style-name="T2"> Wrd: </text:span><text:span text:style-name="T1">Variant</text:span><text:span text:style-name="T2"> );</text:span><text:line-break/>Удалить текущий столбец таблицы </text:p>
      <text:p text:style-name="Обычный_20__28_веб_29_"><text:bookmark-start text:name="exittable"/><text:span text:style-name="T1">Procedure</text:span><text:bookmark-end text:name="exittable"/><text:span text:style-name="T2"> </text:span><text:span text:style-name="T8">ExitTable</text:span><text:span text:style-name="T2">( wrd: </text:span><text:span text:style-name="T1">Variant</text:span><text:span text:style-name="T2"> );</text:span><text:line-break/>Выйти из таблицы </text:p>
      <text:p text:style-name="Обычный_20__28_веб_29_"><text:bookmark-start text:name="celltextorientation"/><text:span text:style-name="T1">procedure</text:span><text:bookmark-end text:name="celltextorientation"/><text:span text:style-name="T2"> </text:span><text:span text:style-name="T8">CellTextOrientation</text:span><text:span text:style-name="T2">( orient: </text:span><text:span text:style-name="T1">Integer</text:span><text:span text:style-name="T2">; wrd: </text:span><text:span text:style-name="T1">Variant</text:span><text:span text:style-name="T2"> );</text:span><text:line-break/>Направление текста в таблице: wdTextOrientationHorizontal = 0; wdTextOrientationUpward = 2; wdTextOrientationDownward = 3; wdTextOrientationVerticalFarEast = 1; wdTextOrientationHorizontalRotatedFarEast = 4; </text:p>
      <text:p text:style-name="Обычный_20__28_веб_29_"><text:bookmark-start text:name="insertheader"/><text:span text:style-name="T1">procedure</text:span><text:bookmark-end text:name="insertheader"/><text:span text:style-name="T2"> </text:span><text:span text:style-name="T8">InsertHeader</text:span><text:span text:style-name="T2">( hdr: </text:span><text:span text:style-name="T1">ShortString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верхний колонтитул </text:p>
      <text:p text:style-name="Обычный_20__28_веб_29_"><text:bookmark-start text:name="insertfooter"/><text:span text:style-name="T1">procedure</text:span><text:bookmark-end text:name="insertfooter"/><text:span text:style-name="T2"> </text:span><text:span text:style-name="T8">InsertFooter</text:span><text:span text:style-name="T2">( ftr: </text:span><text:span text:style-name="T1">ShortString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нижний колонтитул </text:p>
      <text:p text:style-name="Обычный_20__28_веб_29_"><text:bookmark-start text:name="setwordvisible"/><text:soft-page-break/><text:span text:style-name="T1">procedure</text:span><text:bookmark-end text:name="setwordvisible"/><text:span text:style-name="T2"> </text:span><text:span text:style-name="T8">SetWordVisible</text:span><text:span text:style-name="T2">( </text:span><text:span text:style-name="T1">var</text:span><text:span text:style-name="T2"> wrd: </text:span><text:span text:style-name="T1">Variant</text:span><text:span text:style-name="T2"> );</text:span><text:line-break/>сделать Ворд видимым на экране </text:p>
      <text:p text:style-name="Обычный_20__28_веб_29_"><text:bookmark-start text:name="checkwordversion"/><text:span text:style-name="T1">function</text:span><text:bookmark-end text:name="checkwordversion"/><text:span text:style-name="T2"> </text:span><text:span text:style-name="T8">CheckWordVersion</text:span><text:span text:style-name="T2">( </text:span><text:span text:style-name="T1">var</text:span><text:span text:style-name="T2"> wrd: </text:span><text:span text:style-name="T1">Variant</text:span><text:span text:style-name="T2"> ): </text:span><text:span text:style-name="T1">Boolean</text:span><text:span text:style-name="T2">;</text:span><text:line-break/>проверить может ли использоваться установленная версия Ворда </text:p>
      <text:p text:style-name="Обычный_20__28_веб_29_"><text:bookmark-start text:name="checkwordversion1"/><text:span text:style-name="T1">function</text:span><text:bookmark-end text:name="checkwordversion1"/><text:span text:style-name="T2"> </text:span><text:span text:style-name="T8">SaveDocAs</text:span><text:span text:style-name="T2">( file_: </text:span><text:span text:style-name="T1">Shortstring</text:span><text:span text:style-name="T2">; </text:span><text:span text:style-name="T1">var</text:span><text:span text:style-name="T2"> wrd : </text:span><text:span text:style-name="T1">Variant</text:span><text:span text:style-name="T2">): </text:span><text:span text:style-name="T1">Boolean</text:span><text:span text:style-name="T2">;</text:span><text:line-break/>сохранить созданный документ с указанным именем и путем</text:p>
      <text:p text:style-name="Обычный_20__28_веб_29_"><text:bookmark-start text:name="checkwordversion11"/><text:span text:style-name="T1">function</text:span><text:bookmark-end text:name="checkwordversion11"/><text:span text:style-name="T2"> </text:span><text:span text:style-name="T8">CloseDoc</text:span><text:span text:style-name="T2">( </text:span><text:span text:style-name="T1">var</text:span><text:span text:style-name="T2"> wrd : </text:span><text:span text:style-name="T1">Variant</text:span><text:span text:style-name="T2"> ): </text:span><text:span text:style-name="T1">Boolean</text:span><text:span text:style-name="T2">;</text:span><text:line-break/>закрыть документ</text:p>
      <text:p text:style-name="Обычный_20__28_веб_29_"><text:bookmark-start text:name="checkwordversion12"/><text:span text:style-name="T1">function</text:span><text:bookmark-end text:name="checkwordversion12"/><text:span text:style-name="T2"> </text:span><text:span text:style-name="T8">CloseWord</text:span><text:span text:style-name="T2">( </text:span><text:span text:style-name="T1">var</text:span><text:span text:style-name="T2"> wrd : </text:span><text:span text:style-name="T1">Variant</text:span><text:span text:style-name="T2"> ): </text:span><text:span text:style-name="T1">Boolean</text:span><text:span text:style-name="T2">;</text:span><text:line-break/>выход из Word'a</text:p>
      <text:p text:style-name="Обычный_20__28_веб_29_"><text:bookmark-start text:name="checkwordversion121"/><text:span text:style-name="T1">function</text:span><text:bookmark-end text:name="checkwordversion121"/><text:span text:style-name="T2"> </text:span><text:span text:style-name="T8">PrintDialogWord</text:span><text:span text:style-name="T2">( </text:span><text:span text:style-name="T1">var</text:span><text:span text:style-name="T2"> wrd : </text:span><text:span text:style-name="T1">Variant</text:span><text:span text:style-name="T2"> ): </text:span><text:span text:style-name="T1">Boolean</text:span><text:span text:style-name="T2">;</text:span><text:line-break/>вызов диалога печати</text:p>
      <text:p text:style-name="Обычный_20__28_веб_29_"/>
      <text:h text:style-name="P10" text:outline-level="2">Описание функций для работы с M$ Excell</text:h>
      <text:p text:style-name="Standard"><text:bookmark-start text:name="checkwordversion1211"/><text:span text:style-name="T1">procedure</text:span><text:bookmark-end text:name="checkwordversion1211"/><text:span text:style-name="T2"> </text:span><text:span text:style-name="T8">NewXlsDocument</text:span><text:span text:style-name="T2">( </text:span><text:span text:style-name="T1">var</text:span><text:span text:style-name="T2"> xls : </text:span><text:span text:style-name="T1">Variant</text:span><text:span text:style-name="T2">; visible : </text:span><text:span text:style-name="T1">Boolean</text:span><text:span text:style-name="T2">);</text:span><text:line-break/>Создает новый документ Excel</text:p>
      <text:p text:style-name="Обычный_20__28_веб_29_"><text:span text:style-name="T1">procedure </text:span><text:span text:style-name="T8">OpenXlsDocument</text:span><text:span text:style-name="T2">( </text:span><text:span text:style-name="T1">var</text:span><text:span text:style-name="T2"> xls : </text:span><text:span text:style-name="T1">Variant</text:span><text:span text:style-name="T2">; xlsfile : </text:span><text:span text:style-name="T1">ShortString</text:span><text:span text:style-name="T2">);</text:span><text:line-break/>Открыть указанный документ Excel</text:p>
      <text:p text:style-name="Standard"><text:bookmark-start text:name="checkwordversion12111"/><text:span text:style-name="T1">procedure</text:span><text:bookmark-end text:name="checkwordversion12111"/><text:span text:style-name="T2"> </text:span><text:span text:style-name="T9">Save</text:span><text:span text:style-name="T8">XlsDocument</text:span><text:span text:style-name="T2">( </text:span><text:span text:style-name="T1">var</text:span><text:span text:style-name="T2"> xls : </text:span><text:span text:style-name="T1">Variant</text:span><text:span text:style-name="T2">);</text:span><text:line-break/>Сохранить текущую книгу</text:p>
      <text:p text:style-name="Обычный_20__28_веб_29_"><text:span text:style-name="T1">procedure </text:span><text:span text:style-name="T9">Save</text:span><text:span text:style-name="T8">XlsDocument</text:span><text:span text:style-name="T9">As</text:span><text:span text:style-name="T2">( </text:span><text:span text:style-name="T1">var</text:span><text:span text:style-name="T2"> xls : </text:span><text:span text:style-name="T1">Variant</text:span><text:span text:style-name="T2">; xlsfile : </text:span><text:span text:style-name="T1">ShortString</text:span><text:span text:style-name="T2">);</text:span><text:line-break/>Сохранить текущую книгу под указанным именем. Если такой файл сущестувет, он будет перезаписан без предупреждения</text:p>
      <text:p text:style-name="Обычный_20__28_веб_29_"><text:bookmark-start text:name="checkwordversion1213"/><text:span text:style-name="T1">function</text:span><text:bookmark-end text:name="checkwordversion1213"/><text:span text:style-name="T2"> </text:span><text:span text:style-name="T8">GetXlsWorkBook</text:span><text:span text:style-name="T2">( </text:span><text:span text:style-name="T1">var</text:span><text:span text:style-name="T2"> xls : </text:span><text:span text:style-name="T1">Variant</text:span><text:span text:style-name="T2">; idx : </text:span><text:span text:style-name="T1">Integer</text:span><text:span text:style-name="T2">): </text:span><text:span text:style-name="T1">Variant</text:span><text:span text:style-name="T2">;</text:span><text:line-break/>Получить ссылку на активную книгу</text:p>
      <text:p text:style-name="Обычный_20__28_веб_29_"><text:bookmark-start text:name="checkwordversion1214"/><text:span text:style-name="T1">function</text:span><text:bookmark-end text:name="checkwordversion1214"/><text:span text:style-name="T2"> </text:span><text:span text:style-name="T8">GetXlsWorkBookSheet</text:span><text:span text:style-name="T2">( </text:span><text:span text:style-name="T1">var</text:span><text:span text:style-name="T2"> WorkBook : </text:span><text:span text:style-name="T1">Variant</text:span><text:span text:style-name="T2">;<text:line-break/><text:tab/><text:tab/><text:tab/><text:tab/><text:tab/><text:tab/> idx : </text:span><text:span text:style-name="T1">Integer</text:span><text:span text:style-name="T2">) :</text:span><text:span text:style-name="T1">Variant</text:span><text:span text:style-name="T2">;</text:span><text:line-break/>Получить ссылку на активный лист</text:p>
      <text:p text:style-name="Обычный_20__28_веб_29_"><text:bookmark-start text:name="checkwordversion1215"/><text:span text:style-name="T1">procedure</text:span><text:bookmark-end text:name="checkwordversion1215"/><text:span text:style-name="T2"> </text:span><text:span text:style-name="T8">SetCellValue</text:span><text:span text:style-name="T2">(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1">ShortString</text:span><text:span text:style-name="T2">);</text:span><text:line-break/>Записать значение как текст в указанную ячейку</text:p>
      <text:p text:style-name="Обычный_20__28_веб_29_"><text:bookmark-start text:name="checkwordversion12151"/><text:span text:style-name="T1">procedure</text:span><text:bookmark-end text:name="checkwordversion12151"/><text:span text:style-name="T2"> </text:span><text:span text:style-name="T9">SetCellValueInteger</text:span><text:span text:style-name="T3">(</text:span><text:span text:style-name="T2">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4">Integer</text:span><text:span text:style-name="T2">);</text:span><text:line-break/>Записать значение как целое число в указанную ячейку</text:p>
      <text:p text:style-name="Обычный_20__28_веб_29_"><text:bookmark-start text:name="checkwordversion12152"/><text:span text:style-name="T1">procedure</text:span><text:bookmark-end text:name="checkwordversion12152"/><text:span text:style-name="T2"> </text:span><text:span text:style-name="T9">SetCellValueFloat</text:span><text:span text:style-name="T3">(</text:span><text:span text:style-name="T2">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4">Double</text:span><text:span text:style-name="T2">);</text:span><text:line-break/>Записать значение как число с плавающей точкой в указанную ячейку</text:p>
      <text:p text:style-name="Обычный_20__28_веб_29_"><text:bookmark-start text:name="checkwordversion121511"/><text:soft-page-break/><text:span text:style-name="T1">procedure</text:span><text:bookmark-end text:name="checkwordversion121511"/><text:span text:style-name="T2"> </text:span><text:span text:style-name="T9">SetCellValueDate</text:span><text:span text:style-name="T3">(</text:span><text:span text:style-name="T2">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4">TDateTime</text:span><text:span text:style-name="T2">);</text:span><text:line-break/>Записать значение как дату в указанную ячейку</text:p>
      <text:p text:style-name="P7"><text:span text:style-name="T5">procedure</text:span> <text:span text:style-name="T10">SetCellValueCurrency</text:span><text:span text:style-name="T7">(</text:span><text:span text:style-name="T5">var</text:span><text:span text:style-name="T6"> Xls : </text:span><text:span text:style-name="T5">Variant</text:span><text:span text:style-name="T6">; CellName : </text:span><text:span text:style-name="T5">ShortString</text:span><text:span text:style-name="T6">; <text:line-break/><text:tab/><text:tab/><text:tab/><text:tab/><text:tab/><text:tab/>value : </text:span><text:span text:style-name="T5">Currency</text:span><text:span text:style-name="T6">);</text:span></text:p>
      <text:p text:style-name="Обычный_20__28_веб_29_">Записать значение как денежное в указанную ячейку — пока не работает корректно.</text:p>
      <text:p text:style-name="P7"><text:span text:style-name="T5">procedure</text:span> <text:span text:style-name="T10">SetCellValueFormat</text:span> <text:span text:style-name="T6">(</text:span><text:span text:style-name="T5">var</text:span><text:span text:style-name="T6"> Xls : </text:span><text:span text:style-name="T5">Variant</text:span><text:span text:style-name="T6">; CellName : </text:span><text:span text:style-name="T5">ShortString</text:span><text:span text:style-name="T6">; <text:line-break/><text:tab/><text:tab/><text:tab/><text:tab/><text:tab/><text:tab/>valueformat : </text:span><text:span text:style-name="T5">ShortString</text:span><text:span text:style-name="T6">);</text:span></text:p>
      <text:p text:style-name="Обычный_20__28_веб_29_">Указать формат данных заданной ячейки</text:p>
      <text:p text:style-name="P6"/>
      <text:h text:style-name="P11" text:outline-level="2">Описание функций для работы с M$ <text:span text:style-name="T11">Outlook</text:span></text:h>
      <text:p text:style-name="P8">(не тестировалось <text:span text:style-name="T11">- взято из библиотеки outlookdll от EmeraldMan</text:span>)</text:p>
      <text:p text:style-name="P6"/>
      <text:p text:style-name="P7"><text:span text:style-name="T5">procedure</text:span> <text:span text:style-name="T10">OutLookConnect</text:span><text:span text:style-name="T6">(</text:span><text:span text:style-name="T5">var</text:span><text:span text:style-name="T6"> OL: </text:span><text:span text:style-name="T5">Variant</text:span><text:span text:style-name="T6">);<text:line-break/></text:span><text:span text:style-name="T12">Подключаемся к OutLook</text:span></text:p>
      <text:p text:style-name="P7"><text:span text:style-name="T5">procedure</text:span> <text:span text:style-name="T10">OutLookNewFolder</text:span><text:span text:style-name="T7">(</text:span><text:span text:style-name="T5">var</text:span><text:span text:style-name="T7"> OL: </text:span><text:span text:style-name="T5">Variant</text:span><text:span text:style-name="T7">; s: </text:span><text:span text:style-name="T5">ShortString</text:span><text:span text:style-name="T7">);<text:line-break/></text:span><text:span text:style-name="T13">Новая папка контактов</text:span></text:p>
      <text:p text:style-name="P3"><text:span text:style-name="T5">procedure</text:span> <text:span text:style-name="T10">OutLookNewContact</text:span><text:span text:style-name="T7">(</text:span><text:span text:style-name="T5">var</text:span><text:span text:style-name="T7"> OL: </text:span><text:span text:style-name="T5">Variant</text:span><text:span text:style-name="T7">; folder:</text:span><text:span text:style-name="T5">ShortString</text:span><text:span text:style-name="T7">; <text:line-break/><text:tab/><text:tab/><text:tab/><text:tab/><text:tab/><text:tab/>name:</text:span><text:span text:style-name="T5">ShortString</text:span><text:span text:style-name="T7">);</text:span></text:p>
      <text:p text:style-name="P4">Новый контакт</text:p>
      <text:p text:style-name="P4">folder - название папки в OutLook контактах;</text:p>
      <text:p text:style-name="P4">name - имя контакта</text:p>
      <text:p text:style-name="P4">Если папки folder не существует, то будет создана.</text:p>
      <text:p text:style-name="P4">Это вполне рабочая функция, правда добавляет только имя;</text:p>
      <text:p text:style-name="P4">Для добавления всего остального пропишите</text:p>
      <text:p text:style-name="P4">OutlookContact.LastName</text:p>
      <text:p text:style-name="P4">OutlookContact.MiddleName</text:p>
      <text:p text:style-name="P4">OutlookContact.CompanyName</text:p>
      <text:p text:style-name="P4">Contact.HomeTelephoneNumber</text:p>
      <text:p text:style-name="P4">Contact.Email1Address</text:p>
      <text:p text:style-name="P4">и т.д. кому что нужно</text:p>
      <text:p text:style-name="P5"/>
      <text:p text:style-name="P3"><text:span text:style-name="T5">procedure</text:span> <text:span text:style-name="T10">OutLookDisConnect</text:span><text:span text:style-name="T7">(</text:span><text:span text:style-name="T5">var</text:span><text:span text:style-name="T7"> OL: </text:span><text:span text:style-name="T5">Variant</text:span><text:span text:style-name="T7">);</text:span><text:line-break/><text:span text:style-name="T13">Отключаемся от OutLo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uk" fo:country="U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4pt" fo:language="uk" fo:country="UA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4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/>
      <style:text-properties fo:font-size="18pt" fo:font-weight="bold" style:font-size-asian="18pt" style:font-weight-asian="bold" style:font-size-complex="18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8080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008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KOL Help: unit uworddll.pas</dc:title>
    <meta:initial-creator>XTreme</meta:initial-creator>
    <meta:creation-date>2008-06-20T09:17:00</meta:creation-date>
    <dc:date>2012-01-10T10:16:04.87</dc:date>
    <meta:editing-cycles>42</meta:editing-cycles>
    <meta:editing-duration>PT22H26M44S</meta:editing-duration>
    <meta:print-date>2011-12-15T16:04:50.86</meta:print-date>
    <meta:document-statistic meta:table-count="1" meta:image-count="0" meta:object-count="0" meta:page-count="5" meta:paragraph-count="97" meta:word-count="1242" meta:character-count="9338"/>
    <meta:user-defined meta:name="Info 1"/>
    <meta:user-defined meta:name="Info 2"/>
    <meta:user-defined meta:name="Info 3"/>
    <meta:user-defined meta:name="Info 4"/>
  </office:meta>
</office:document-meta>
</file>